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grammingLanguage.parameterize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grammingLanguage.getLangu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grammingLanguage.instantiate( Program prog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grammingLanguage.getCodeFormat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ProgrammingLanguage.setLanguag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grammingLanguage.unload( Object program , String filename , File bas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